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rsid="007c299b" officeooo:paragraph-rsid="007c299b"/>
    </style:style>
    <style:style style:name="P8" style:family="paragraph" style:parent-style-name="Standard">
      <style:paragraph-properties fo:line-height="150%" fo:text-indent="0.741cm" style:auto-text-indent="false"/>
      <style:text-properties officeooo:rsid="007d62b9" officeooo:paragraph-rsid="007d62b9"/>
    </style:style>
    <style:style style:name="P9" style:family="paragraph" style:parent-style-name="Standard">
      <style:paragraph-properties fo:line-height="150%" fo:text-indent="0.741cm" style:auto-text-indent="false"/>
      <style:text-properties officeooo:rsid="007e8c62" officeooo:paragraph-rsid="007e8c62"/>
    </style:style>
    <style:style style:name="P10" style:family="paragraph" style:parent-style-name="Standard">
      <style:paragraph-properties fo:line-height="150%" fo:text-indent="0.741cm" style:auto-text-indent="false"/>
      <style:text-properties officeooo:rsid="0082d235" officeooo:paragraph-rsid="0082d235"/>
    </style:style>
    <style:style style:name="P11" style:family="paragraph" style:parent-style-name="Standard">
      <style:paragraph-properties fo:line-height="150%" fo:text-indent="0.741cm" style:auto-text-indent="false"/>
      <style:text-properties officeooo:rsid="0086ab8c" officeooo:paragraph-rsid="0086ab8c"/>
    </style:style>
    <style:style style:name="P12" style:family="paragraph" style:parent-style-name="Standard">
      <style:paragraph-properties fo:line-height="150%" fo:text-indent="0.741cm" style:auto-text-indent="false"/>
      <style:text-properties officeooo:rsid="0088eea0" officeooo:paragraph-rsid="0088eea0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6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7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8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9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0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21" style:family="paragraph" style:parent-style-name="Standard">
      <style:paragraph-properties fo:line-height="150%" fo:text-indent="0.741cm" style:auto-text-indent="false"/>
      <style:text-properties officeooo:rsid="00788f72" officeooo:paragraph-rsid="00788f72"/>
    </style:style>
    <style:style style:name="P22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7fd26f"/>
    </style:style>
    <style:style style:name="T2" style:family="text">
      <style:text-properties officeooo:rsid="008011ff"/>
    </style:style>
    <style:style style:name="T3" style:family="text">
      <style:text-properties officeooo:rsid="008775b0"/>
    </style:style>
    <style:style style:name="T4" style:family="text">
      <style:text-properties officeooo:rsid="0012dc81"/>
    </style:style>
    <style:style style:name="T5" style:family="text">
      <style:text-properties officeooo:rsid="0034fad4"/>
    </style:style>
    <style:style style:name="T6" style:family="text">
      <style:text-properties officeooo:rsid="000aee0f"/>
    </style:style>
    <style:style style:name="T7" style:family="text">
      <style:text-properties officeooo:rsid="00746ff1"/>
    </style:style>
    <style:style style:name="T8" style:family="text">
      <style:text-properties officeooo:rsid="00413cab"/>
    </style:style>
    <style:style style:name="T9" style:family="text">
      <style:text-properties officeooo:rsid="001582a6"/>
    </style:style>
    <style:style style:name="T10" style:family="text">
      <style:text-properties officeooo:rsid="0071a87f"/>
    </style:style>
    <style:style style:name="T11" style:family="text">
      <style:text-properties officeooo:rsid="00714d25"/>
    </style:style>
    <style:style style:name="T12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>2.列车经营：</text:p>
      <text:p text:style-name="P8">A.初始列车：供给结余<text:span text:style-name="T1">3，</text:span><text:span text:style-name="T2">4</text:span><text:span text:style-name="T1">，解锁长途旅行（客卧车厢/独立客卧车厢</text:span><text:span text:style-name="T2">0，-2，洗浴车厢-3，-1</text:span><text:span text:style-name="T1">）后无法新的安装客厢之外的车厢（</text:span><text:span text:style-name="T2">0，2</text:span><text:span text:style-name="T1">）。必须要升级供给车厢。</text:span></text:p>
      <text:p text:style-name="P9">a.动力车头</text:p>
      <text:p text:style-name="P9">b.供给车厢</text:p>
      <text:p text:style-name="P9">c.储藏车厢</text:p>
      <text:p text:style-name="P9">d.餐厅车厢</text:p>
      <text:p text:style-name="P9">e.客座车厢</text:p>
      <text:p text:style-name="P10">B.当车厢数量超过8个后，动力结余不足安装新的车厢，必须要升级供给车厢。</text:p>
      <text:p text:style-name="P11">C.最多装12个车厢（最大动力）。假设每种车厢各一个，供给需要为<text:span text:style-name="T3">11，13，供给最大为12，14。但是无法通过提升综合价值赚取更多的钱（一定要综合价值提升很大），需要拆除客座车厢换取设施上的加成。</text:span></text:p>
      <text:p text:style-name="P12">D.后期金钱不那么重要，玩法转到突发事件上，突发事件发生更密集。</text:p>
      <text:p text:style-name="P13"/>
      <text:p text:style-name="P13">三、机制</text:p>
      <text:p text:style-name="P13">核心机制：路线规划<text:span text:style-name="T4">+资源管理（餐车出餐设置？）</text:span></text:p>
      <text:p text:style-name="P14"><text:span text:style-name="T5">1.</text:span><text:span text:style-name="T6">车厢，不同的车厢提供不同的服务，</text:span>只有在有列车服务的车站才能使用金币增减删改车厢。车厢需要管理清洁（员工或者玩家）。</text:p>
      <text:p text:style-name="P15"><text:soft-page-break/><text:span text:style-name="T5">2</text:span>.需求，玩家要满足妖精的需求，可以是饮食需求或者是车厢需求。如果不满达到顶点则妖精会爆发成妖怪，出发属于妖怪的突发情况。（假设不满有3次阈值，性格差的会减少？）一般以<text:span text:style-name="T7">3站2次为期望（暂）。</text:span></text:p>
      <text:p text:style-name="P15"><text:span text:style-name="T5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6"><text:span text:style-name="T5">4</text:span>.突发情况，妖精可能会突然爆发，造成突发情况，如进入环境，或者跳窗逃票。对列车经营有负面影响，需要玩家解决。（强制或是选择？）（机制？）</text:p>
      <text:p text:style-name="P17"><text:span text:style-name="T8">5.</text:span><text:span text:style-name="T9">附属机制：见“操作机制.</text:span><text:span text:style-name="T10">txt</text:span><text:span text:style-name="T9">”</text:span></text:p>
      <text:p text:style-name="P16"><text:span text:style-name="T8">6.</text:span>事件：见“突发事件.<text:span text:style-name="T10">txt</text:span>”</text:p>
      <text:p text:style-name="P18">7.金币，当乘客下站后会支付金币，按照乘坐的满意度计算。</text:p>
      <text:p text:style-name="P19"><text:span text:style-name="T11">8</text:span>.妖精，妖精有不同的种类，其中不同的种类会有不同的需求，相互也会用矛盾。通过车厢可以提供更好的环境或避免种间矛盾。</text:p>
      <text:p text:style-name="P20">9.服务范围，一个车厢提供服务的范围，包括其上的升级与拓展，利用妖怪的寻路来实现，一般为前后各2个车厢。</text:p>
      <text:p text:style-name="P21">10.清洁度，只有清洁车厢清洁过的车厢才能带来清洁度。当清洁度达到标准值后对综合价值的影响有限。</text:p>
      <text:p text:style-name="P1"/>
      <text:p text:style-name="P1">四、美学</text:p>
      <text:p text:style-name="P22"><text:span text:style-name="T5">1</text:span><text:span text:style-name="T12">.</text:span>3d场景+2d角色</text:p>
      <text:p text:style-name="P22"><text:span text:style-name="T5">2</text:span><text:span text:style-name="T12">.可爱奇幻的风格</text:span></text:p>
      <text:p text:style-name="P22"><text:span text:style-name="T5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4T19:34:17.723433300</dc:date>
    <meta:editing-duration>PT6H1M28S</meta:editing-duration>
    <meta:editing-cycles>125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1" meta:word-count="1115" meta:character-count="1170" meta:non-whitespace-character-count="1169"/>
  </office:meta>
</office:document-meta>
</file>